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1ce8e" officeooo:paragraph-rsid="0011ce8e"/>
    </style:style>
    <style:style style:name="P2" style:family="paragraph" style:parent-style-name="Text_20_body">
      <style:text-properties officeooo:rsid="00127a18" officeooo:paragraph-rsid="00127a18"/>
    </style:style>
    <style:style style:name="P3" style:family="paragraph" style:parent-style-name="Text_20_body">
      <style:text-properties officeooo:rsid="0012a16f" officeooo:paragraph-rsid="0012a16f"/>
    </style:style>
    <style:style style:name="P4" style:family="paragraph" style:parent-style-name="Text_20_body">
      <style:text-properties officeooo:rsid="0013fd18" officeooo:paragraph-rsid="0013fd18"/>
    </style:style>
    <style:style style:name="P5" style:family="paragraph" style:parent-style-name="Text_20_body">
      <style:text-properties officeooo:rsid="00159e84" officeooo:paragraph-rsid="00159e84"/>
    </style:style>
    <style:style style:name="P6" style:family="paragraph" style:parent-style-name="Text_20_body">
      <style:text-properties style:font-name="Liberation Mono" fo:font-size="11pt" fo:font-style="normal" officeooo:rsid="0012a16f" officeooo:paragraph-rsid="0012a16f" style:font-size-asian="11pt" style:font-style-asian="normal" style:font-size-complex="11pt" style:font-style-complex="normal"/>
    </style:style>
    <style:style style:name="P7" style:family="paragraph" style:parent-style-name="Text_20_body">
      <style:text-properties fo:font-style="normal" officeooo:rsid="0013fd18" officeooo:paragraph-rsid="0013fd18" style:font-style-asian="normal" style:font-style-complex="normal"/>
    </style:style>
    <style:style style:name="P8" style:family="paragraph" style:parent-style-name="Text_20_body">
      <style:text-properties fo:font-style="normal" fo:font-weight="bold" officeooo:rsid="00159e84" officeooo:paragraph-rsid="00159e84" style:font-style-asian="normal" style:font-weight-asian="bold" style:font-style-complex="normal" style:font-weight-complex="bold"/>
    </style:style>
    <style:style style:name="P9" style:family="paragraph" style:parent-style-name="Text_20_body">
      <style:text-properties fo:font-style="normal" fo:font-weight="bold" officeooo:rsid="00159e84" officeooo:paragraph-rsid="00166be3" style:font-style-asian="normal" style:font-weight-asian="bold" style:font-style-complex="normal" style:font-weight-complex="bold"/>
    </style:style>
    <style:style style:name="P10" style:family="paragraph" style:parent-style-name="Text_20_body">
      <style:text-properties officeooo:rsid="00166be3" officeooo:paragraph-rsid="00166be3"/>
    </style:style>
    <style:style style:name="P11" style:family="paragraph" style:parent-style-name="Text_20_body">
      <style:text-properties officeooo:rsid="00166be3" officeooo:paragraph-rsid="0016f43e" fo:background-color="#ffff00"/>
    </style:style>
    <style:style style:name="P12" style:family="paragraph" style:parent-style-name="Text_20_body">
      <style:text-properties officeooo:rsid="00175ad3" officeooo:paragraph-rsid="00175ad3" fo:background-color="#ffff00"/>
    </style:style>
    <style:style style:name="P13" style:family="paragraph" style:parent-style-name="Text_20_body">
      <style:text-properties officeooo:rsid="0019d608" officeooo:paragraph-rsid="0019d608" fo:background-color="transparent"/>
    </style:style>
    <style:style style:name="P14" style:family="paragraph" style:parent-style-name="Text_20_body">
      <style:text-properties officeooo:rsid="001d4d18" officeooo:paragraph-rsid="001d4d18" fo:background-color="transparent"/>
    </style:style>
    <style:style style:name="P15" style:family="paragraph" style:parent-style-name="Text_20_body">
      <style:text-properties officeooo:rsid="001e356a" officeooo:paragraph-rsid="002010af" fo:background-color="transparent"/>
    </style:style>
    <style:style style:name="P16" style:family="paragraph" style:parent-style-name="Text_20_body">
      <style:text-properties officeooo:rsid="002010af" officeooo:paragraph-rsid="002010af" fo:background-color="transparent"/>
    </style:style>
    <style:style style:name="P17" style:family="paragraph" style:parent-style-name="Heading_20_1">
      <style:text-properties officeooo:rsid="0011ce8e" officeooo:paragraph-rsid="0011ce8e"/>
    </style:style>
    <style:style style:name="P18" style:family="paragraph" style:parent-style-name="Heading_20_2">
      <style:text-properties officeooo:rsid="00159e84" officeooo:paragraph-rsid="00159e84"/>
    </style:style>
    <style:style style:name="P19" style:family="paragraph" style:parent-style-name="Heading_20_2">
      <style:text-properties officeooo:rsid="0011ce8e" officeooo:paragraph-rsid="00166be3"/>
    </style:style>
    <style:style style:name="P20" style:family="paragraph" style:parent-style-name="Heading_20_2">
      <style:text-properties officeooo:rsid="00166be3" officeooo:paragraph-rsid="00166be3"/>
    </style:style>
    <style:style style:name="T1" style:family="text">
      <style:text-properties officeooo:rsid="00127a18"/>
    </style:style>
    <style:style style:name="T2" style:family="text">
      <style:text-properties fo:font-style="italic" style:font-style-asian="italic" style:font-style-complex="italic"/>
    </style:style>
    <style:style style:name="T3" style:family="text">
      <style:text-properties fo:font-style="italic" officeooo:rsid="00127a18" style:font-style-asian="italic" style:font-style-complex="italic"/>
    </style:style>
    <style:style style:name="T4" style:family="text">
      <style:text-properties fo:font-style="italic" officeooo:rsid="00166be3" style:font-style-asian="italic" style:font-style-complex="italic"/>
    </style:style>
    <style:style style:name="T5" style:family="text">
      <style:text-properties fo:font-style="italic" officeooo:rsid="001950d6" style:font-style-asian="italic" style:font-style-complex="italic"/>
    </style:style>
    <style:style style:name="T6" style:family="text">
      <style:text-properties fo:font-style="italic" officeooo:rsid="001e356a" style:font-style-asian="italic" style:font-style-complex="italic"/>
    </style:style>
    <style:style style:name="T7" style:family="text">
      <style:text-properties fo:font-style="italic" officeooo:rsid="002010af" style:font-style-asian="italic" style:font-style-complex="italic"/>
    </style:style>
    <style:style style:name="T8" style:family="text">
      <style:text-properties fo:font-style="italic" fo:background-color="#ffff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3fd18" style:font-style-asian="normal" style:font-style-complex="normal"/>
    </style:style>
    <style:style style:name="T11" style:family="text">
      <style:text-properties fo:font-style="normal" officeooo:rsid="00159d71" style:font-style-asian="normal" style:font-style-complex="normal"/>
    </style:style>
    <style:style style:name="T12" style:family="text">
      <style:text-properties fo:font-style="normal" officeooo:rsid="0016f43e" style:font-style-asian="normal" style:font-style-complex="normal"/>
    </style:style>
    <style:style style:name="T13" style:family="text">
      <style:text-properties fo:font-style="normal" officeooo:rsid="001950d6" style:font-style-asian="normal" style:font-style-complex="normal"/>
    </style:style>
    <style:style style:name="T14" style:family="text">
      <style:text-properties fo:font-style="normal" officeooo:rsid="001b9dc3" style:font-style-asian="normal" style:font-style-complex="normal"/>
    </style:style>
    <style:style style:name="T15" style:family="text">
      <style:text-properties fo:font-style="normal" officeooo:rsid="001d4d18" style:font-style-asian="normal" style:font-style-complex="normal"/>
    </style:style>
    <style:style style:name="T16" style:family="text">
      <style:text-properties fo:font-style="normal" officeooo:rsid="00175ad3" style:font-style-asian="normal" style:font-style-complex="normal"/>
    </style:style>
    <style:style style:name="T17" style:family="text">
      <style:text-properties fo:font-style="normal" officeooo:rsid="001e356a" style:font-style-asian="normal" style:font-style-complex="normal"/>
    </style:style>
    <style:style style:name="T18" style:family="text">
      <style:text-properties fo:font-style="normal" officeooo:rsid="002010af"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59e84" style:font-style-asian="normal" style:font-weight-asian="bold" style:font-style-complex="normal" style:font-weight-complex="bold"/>
    </style:style>
    <style:style style:name="T21" style:family="text">
      <style:text-properties fo:font-style="normal" fo:background-color="#ffff00" loext:char-shading-value="0" style:font-style-asian="normal" style:font-style-complex="normal"/>
    </style:style>
    <style:style style:name="T22" style:family="text">
      <style:text-properties officeooo:rsid="00166b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Hičkok: Změny k implementaci</text:h>
      <text:h text:style-name="P18" text:outline-level="2">Podmiňovací způsob</text:h>
      <text:p text:style-name="P5">Dohodli jsme se, že kondicionálové <text:span text:style-name="T2">by</text:span><text:span text:style-name="T9"> (nikoli aoristové) nemá uvedenou osobu. Nemusí to totiž být 3. osoba, dokonce ani v nové češtině </text:span><text:span text:style-name="T2">(ty by ses bál)</text:span><text:span text:style-name="T9">. </text:span><text:span text:style-name="T19">Promítnout do všech českých treebanků a zakázat v ud.cs.MarkFeatsBugs!</text:span></text:p>
      <text:p text:style-name="P9"><text:span text:style-name="T22">2</text:span>.9.2024 Hotovo. <text:span text:style-name="T22">Person</text:span> u <text:span text:style-name="T4">by</text:span> zrušena ve všech stávajících českých treebancích (pro vydání 2.15), upravena validace Udapi ud.cs.MarkFeatsBugs.</text:p>
      <text:h text:style-name="P19" text:outline-level="2">Zápor</text:h>
      <text:p text:style-name="P1">Na schůzce 16.5.2024 se dohodlo, že se záporem u substantiv se nebude zacházet jako s inflektivní, nýbrž jako s derivační morfologií. Týká se to nejen dvojic jako <text:span text:style-name="T2">přítel-nepřítel</text:span>, ale také podstatných jmen slovesných jako <text:span text:style-name="T3">poskytnutí-neposkytnutí</text:span><text:span text:style-name="T1">. Znamená to, že rys Polarity se u substantiv nebude vyplňovat a záporné substantivum bude mít záporné lemma (např. „nepřítel“). To je odklon od praxe v PDT a od stávajících českých treebanků v UD, souhlasil jsem ale, že změnu promítnu i do nich. Je otázka, zda u nich mám doplnit do MISC LDeriv. Pokud se nepletu, jejich stávající anotace stejně nebyla moc systematická.</text:span></text:p>
      <text:p text:style-name="P2">Slovesa, adjektiva a příslovce zůstávají nezměněna, tj. Polarity se vyplňuje a lemma je vždy kladné až na výjimky typu <text:span text:style-name="T2">nenávidět</text:span><text:span text:style-name="T9">.</text:span></text:p>
      <text:p text:style-name="P2"><text:span text:style-name="T11">Je potřeba změnit Treexovou konverzi z PDT, ale i treebanky, které touto konverzí neprošly, takže asi blok FixUD. </text:span><text:span text:style-name="T9">Následovně bude potřeba upravit jak validátor UD, tak můj </text:span><text:span text:style-name="T11">validčaní blok v</text:span><text:span text:style-name="T9"> Udapi, který u substantiv Polarity vyžaduje.</text:span></text:p>
      <text:p text:style-name="P3"><text:span text:style-name="T9">Dotaz PML-TQ, </text:span><text:span text:style-name="T10">puštěný na treebanky z UD 2.14</text:span><text:span text:style-name="T9">:</text:span></text:p>
      <text:p text:style-name="P6">a-node $a := [tag="NOUN", lower(form)~"^ne"] &gt;&gt; for lower($a.form), $a.lemma, $a.iset/polarity give $1, $2, $3, count() sort by $4 desc, $1</text:p>
      <text:p text:style-name="P3"><text:span text:style-name="T9">CAC: Většina substantiv na </text:span><text:span text:style-name="T2">ne-</text:span><text:span text:style-name="T9"> je analyzována jako kladný tvar, jehož lemma také začíná na </text:span><text:span text:style-name="T2">ne-</text:span><text:span text:style-name="T9">, některá jsou ale analyzována jako záporné tvary od kladného lemmatu. Např. </text:span><text:span text:style-name="T2">nepřítomnost</text:span><text:span text:style-name="T9"> má lemma </text:span><text:span text:style-name="T2">přítomnost</text:span><text:span text:style-name="T9">, ale </text:span><text:span text:style-name="T2">neschopnost</text:span><text:span text:style-name="T9"> má lemma </text:span><text:span text:style-name="T2">neschopnost</text:span><text:span text:style-name="T9">.</text:span></text:p>
      <text:p text:style-name="P3"><text:span text:style-name="T9">CLTT: Podobné, i když záporné tvary s kladnými lemmaty jsou tu relativně častější, ale objevuje se taky nekonzistence – </text:span><text:span text:style-name="T2">nemovitost</text:span><text:span text:style-name="T9"> má někdy lemma </text:span><text:span text:style-name="T2">nemovitost</text:span><text:span text:style-name="T9">, někdy </text:span><text:span text:style-name="T2">movitost</text:span><text:span text:style-name="T9">.</text:span></text:p>
      <text:p text:style-name="P7">FicTree: Podobné.</text:p>
      <text:p text:style-name="P4"><text:span text:style-name="T9">PDT: Podobné, ale tady má i </text:span><text:span text:style-name="T2">neschopnost</text:span><text:span text:style-name="T9"> lemma </text:span><text:span text:style-name="T2">schopnost</text:span><text:span text:style-name="T9">. Nejčastější záporný tvar je </text:span><text:span text:style-name="T2">nezávislost-závislost</text:span><text:span text:style-name="T9">. Ale třeba </text:span><text:span text:style-name="T2">neúspěch</text:span><text:span text:style-name="T9"> je lemma a jeho Polarity je Pos.</text:span></text:p>
      <text:p text:style-name="P7">PUD: Podobné.</text:p>
      <text:p text:style-name="P4"><text:span text:style-name="T9">Poetry: Maličko ujetější, protože </text:span><text:span text:style-name="T2">nemluvňátko</text:span><text:span text:style-name="T9"> má lemma </text:span><text:span text:style-name="T2">mluvňátko</text:span><text:span text:style-name="T9"> (ale přitom Polarity=Pos), ale celkový obraz je podobný jako u ostatních treebanků.</text:span></text:p>
      <text:p text:style-name="P8"><text:soft-page-break/>1.9.2024 Hotovo. Polarity u substantiv zrušena ve všech stávajících českých treebancích (pro vydání 2.15), upravena dokumentace, validace UD i Udapi ud.cs.MarkFeatsBugs. Postprocessing pro Hičkok upraven tak, aby ji mazal tam, kde ji anotátoři ještě nechali.</text:p>
      <text:h text:style-name="P20" text:outline-level="2">Stupeň</text:h>
      <text:p text:style-name="P10">Ve značkování PDT a v UD se dosud uvádí stupeň jen u některých adjektiv a adverbií. Nemají ho krátké tvary <text:span text:style-name="T2">(rád, mlád, zdráv)</text:span><text:span text:style-name="T9"> ani slovesná adjektiva </text:span><text:span text:style-name="T2">(dělající, udělavší, dělaný)</text:span><text:span text:style-name="T9">. Dohodli jsme se, že u těchto kategorií bude stupeň také uveden. Většinou to bude Degree=Pos, ale v případě trpných příčestí to můžou být i jiné hodnoty </text:span><text:span text:style-name="T2">(dodělaný, dodělanější, nejdodělanější)</text:span><text:span text:style-name="T9">.</text:span></text:p>
      <text:p text:style-name="P11"><text:span text:style-name="T9">Momentálně si nejsem jist, zda jsme totéž řekli i o přivlastňovacích adjektivech a o řadových číslovkách, které mají v UD rovněž značku ADJ. </text:span><text:span text:style-name="T12">Někdo (asi Jirka) doplnil Degree do některých adjektivních řádků na </text:span><text:a xlink:type="simple" xlink:href="https://wiki.korpus.cz/doku.php/hickok:stc_strdc_ud#vyzadovane_a_povolene_rysy_u_jednotlivych_druhu_slov" text:style-name="Internet_20_link" text:visited-style-name="Visited_20_Internet_20_Link"><text:span text:style-name="T12">https://wiki.korpus.cz/doku.php/hickok:stc_strdc_ud#vyzadovane_a_povolene_rysy_u_jednotlivych_druhu_slov</text:span></text:a><text:span text:style-name="T12">, ale ne do všech.</text:span></text:p>
      <text:p text:style-name="P12"><text:span text:style-name="T12">J</text:span><text:span text:style-name="T9">irka 27.3.2024 v 15:29 (</text:span><text:a xlink:type="simple" xlink:href="https://wiki.korpus.cz/doku.php/hickok:stc_strdc_ud?do=revisions&amp;first=39" text:style-name="Internet_20_link" text:visited-style-name="Visited_20_Internet_20_Link"><text:span text:style-name="T9">https://wiki.korpus.cz/doku.php/hickok:stc_strdc_ud?do=revisions&amp;first=39</text:span></text:a><text:span text:style-name="T9">) do tabulky přidal pravidlo, že u krátkých tvarů obyčejných adjektiv (nikoli příčestí trpných) se uvádí stupeň, protože ve staré češtině se i krátké tvary mohou stupňovat. (Vlastně by mě zajímal příklad, ten tam ale uvedený není.)</text:span></text:p>
      <text:p text:style-name="P12"><text:span text:style-name="T9">20.5.2024 v 10:27 (</text:span><text:a xlink:type="simple" xlink:href="https://wiki.korpus.cz/doku.php/hickok:stc_strdc_ud?do=revisions&amp;first=19" text:style-name="Internet_20_link" text:visited-style-name="Visited_20_Internet_20_Link"><text:span text:style-name="T9">https://wiki.korpus.cz/doku.php/hickok:stc_strdc_ud?do=revisions&amp;first=19</text:span></text:a><text:span text:style-name="T9">) přidal Degree i k dlouhému tvaru příčestí trpných. To vyplývá mj. z rozhodnutí na poradě v ÚJČ 16.5.2024 (viz zápis – typ </text:span><text:span text:style-name="T2">dodělanější</text:span><text:span text:style-name="T9">).</text:span></text:p>
      <text:p text:style-name="P12"><text:span text:style-name="T9">Otázka je, zda se nám už příliš nedrobí dělení na adjektiva, která stupeň mají a která ne. Alternativou by bylo u všech ostatních nacpat Degree=Pos. </text:span><text:span text:style-name="T13">Minimum, kde mi to připadá divné, jsou krátké tvary příčestí trpných, kde stupeň stále není dovolen. Ovšem Anička i Jana ho shodně uvedly u krátkého tvaru </text:span><text:span text:style-name="T5">vzveden</text:span><text:span text:style-name="T13">.</text:span></text:p>
      <text:p text:style-name="P13"><text:span text:style-name="T13">A</text:span><text:span text:style-name="T9">hoj Jirko a Martine,</text:span></text:p>
      <text:p text:style-name="P13"><text:span text:style-name="T9">kondicionálové </text:span><text:span text:style-name="T2">by</text:span><text:span text:style-name="T9"> mám opravené a teď se zabývám tím, co jsme měnili u stupně adjektiv (na příslovce se teď nekoukám). V mé původní tabulce, která vycházela z toho, jak se to dělá v novočeských treebancích UD (a potažmo v úfalím morfologickém analyzátoru), bylo 8 kategorií adjektiv, </text:span><text:span text:style-name="T14">ale jen jediná umožňovala neprázdnou hodnotu Degree: obyčejná adjektiva v dlouhém tvaru. </text:span><text:span text:style-name="T15">Případné změny tohoto stavu bych, kvůli udržení konzistence, chtěl promítnout do treebanků v UD (mechanickou změnou z neuvedeného Degree na Degree=Pos). Než se do toho pustím, tak by ale bylo dobré vědět, jak daleko to má zajít (abych za pár týdnů nedělal totéž pro nějakou další kategorii adjektiv).</text:span></text:p>
      <text:p text:style-name="P14"><text:span text:style-name="T9">Jirka do tabulky připsal, že ve staré češtině se mohly stupňovat i krátké tvary (čistě pro ukojení mojí zvědavosti – neměl bys nějaký příklad?), pak jsme se asi dohodli, že u nich stupeň budeme uvádět (viz editace </text:span><text:span text:style-name="T16">27.3.2024 v 15:29, </text:span><text:a xlink:type="simple" xlink:href="https://wiki.korpus.cz/doku.php/hickok:stc_strdc_ud?do=revisions&amp;first=39" text:style-name="Internet_20_link" text:visited-style-name="Visited_20_Internet_20_Link"><text:span text:style-name="T16">https://wiki.korpus.cz/doku.php/hickok:stc_strdc_ud?do=revisions&amp;first=39</text:span></text:a><text:span text:style-name="T9">).</text:span></text:p>
      <text:p text:style-name="P14"><text:span text:style-name="T9">Podobně byl později Degree přidán k dlouhým tvarům příčestí trpných, které se mohou stupňovat i dnes </text:span><text:span text:style-name="T2">(dodělaný – dodělanější – nejdodělanější)</text:span><text:span text:style-name="T9">. Je to v zápisu ze schůzky na ÚJČ 16.5.2024 a do </text:span><text:soft-page-break/><text:span text:style-name="T9">tabulky to Jirka přidal </text:span><text:span text:style-name="T16">20.5.2024 v 10:27, </text:span><text:a xlink:type="simple" xlink:href="https://wiki.korpus.cz/doku.php/hickok:stc_strdc_ud?do=revisions&amp;first=19" text:style-name="Internet_20_link" text:visited-style-name="Visited_20_Internet_20_Link"><text:span text:style-name="T16">https://wiki.korpus.cz/doku.php/hickok:stc_strdc_ud?do=revisions&amp;first=19</text:span></text:a><text:span text:style-name="T9">. V současnosti tedy tabulka umožňuje stupeň u 3 kategorií z 8.</text:span></text:p>
      <text:p text:style-name="P14"><text:span text:style-name="T9">Pokud by se to mělo rozšiřovat, první další na ráně jsou asi krátké tvary příčestí trpných. Nezdá se mi logické, že krátké tvary jiných adjektiv Degree mají, dlouhé tvary příčestí taky, ale krátké tvary příčestí ne – je to záměr, nebo ne? </text:span><text:span text:style-name="T17">Mj. moje skripty hlásí, že Anička i Jana shodně označily Degree=Pos u krátkého příčestí </text:span><text:span text:style-name="T6">vzveden</text:span><text:span text:style-name="T17">, ale nezkoumal jsem, zda to dělají systematicky, nebo je tohle výjimka.</text:span></text:p>
      <text:p text:style-name="P15"><text:span text:style-name="T9">A pak je samozřejmě obecnější otázka, jestli trvat na neuvádění Degree u kategorií, o kterých (si myslíme že) víme, že stupňovat nejdou. </text:span><text:span text:style-name="T18">Přinejmenším u ostatních slovesných adjektiv </text:span><text:span text:style-name="T7">(dělající, udělavší)</text:span><text:span text:style-name="T18"> bych se tomu nebránil. O něco rezervovanější postoj mám ke kategoriím přivlastňovacích adjektiv, řadových a násobných číslovek </text:span><text:span text:style-name="T7">(otcův, matčin, druhý, dvojí)</text:span><text:span text:style-name="T18">. Přijdou mi dostatečně specifické a dobře vymezené, aby případně bez stupně zůstaly. Ale ani tam nejsem striktně proti, když budou mít stupeň všechna adjektiva, bude to zase jednodušší.</text:span></text:p>
      <text:p text:style-name="P16"><text:span text:style-name="T18">M</text:span><text:span text:style-name="T9">imochodem, i ta hlavní kategorie, kde už současné treebanky anotují stupeň, obsahuje adjektiva, která stupňovat nelze a mají vždy Degree=Pos, například </text:span><text:span text:style-name="T2">rybí</text:span><text:span text:style-name="T9">.</text:span></text:p>
      <text:p text:style-name="P16"><text:span text:style-name="T9">Co si o tom myslíte?</text:span></text:p>
      <text:p text:style-name="P16"><text:span text:style-name="T9">Díky</text:span></text:p>
      <text:p text:style-name="P16"><text:span text:style-name="T9">Dan</text:span></text:p>
      <text:p text:style-name="P1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31T22:23:24.720000000</meta:creation-date>
    <dc:date>2024-09-02T19:43:19.556000000</dc:date>
    <meta:editing-duration>P1DT10H22M2S</meta:editing-duration>
    <meta:editing-cycles>8</meta:editing-cycles>
    <meta:generator>LibreOffice/5.3.1.2$Windows_X86_64 LibreOffice_project/e80a0e0fd1875e1696614d24c32df0f95f03deb2</meta:generator>
    <meta:document-statistic meta:table-count="0" meta:image-count="0" meta:object-count="0" meta:page-count="3" meta:paragraph-count="33" meta:word-count="974" meta:character-count="6672" meta:non-whitespace-character-count="5725"/>
  </office:meta>
</office:document-meta>
</file>